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 style:page-number="60"/>
      <style:text-properties fo:font-weight="bold" style:font-weight-asian="bold" style:font-weight-complex="bold"/>
    </style:style>
    <style:style style:name="P4" style:parent-style-name="Standard" style:family="paragraph">
      <style:paragraph-properties fo:text-align="center"/>
    </style:style>
    <style:style style:name="P5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6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7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8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9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10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11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12" style:parent-style-name="Standard" style:family="paragraph">
      <style:paragraph-properties fo:text-align="center"/>
    </style:style>
    <style:style style:name="P13" style:parent-style-name="Standard" style:family="paragraph">
      <style:paragraph-properties fo:text-align="center"/>
    </style:style>
    <style:style style:name="P14" style:parent-style-name="Standard" style:family="paragraph">
      <style:paragraph-properties fo:text-align="center"/>
    </style:style>
    <style:style style:name="P15" style:parent-style-name="Standard" style:family="paragraph">
      <style:paragraph-properties fo:text-align="center"/>
      <style:text-properties fo:font-weight="bold" style:font-weight-asian="bold"/>
    </style:style>
    <style:style style:name="P16" style:parent-style-name="Standard" style:family="paragraph">
      <style:paragraph-properties fo:text-align="center" fo:margin-left="0.4902in" fo:text-indent="0.4902in">
        <style:tab-stops/>
      </style:paragraph-properties>
    </style:style>
    <style:style style:name="P17" style:parent-style-name="Standard" style:family="paragraph">
      <style:text-properties style:font-weight-complex="bold" style:font-style-complex="italic"/>
    </style:style>
    <style:style style:name="P18" style:parent-style-name="Standard" style:family="paragraph">
      <style:text-properties style:font-weight-complex="bold" style:font-style-complex="italic"/>
    </style:style>
    <style:style style:name="P19" style:parent-style-name="Standard" style:family="paragraph">
      <style:text-properties style:font-weight-complex="bold" style:font-style-complex="italic"/>
    </style:style>
    <style:style style:name="P20" style:parent-style-name="Standard" style:family="paragraph">
      <style:text-properties style:font-weight-complex="bold" style:font-style-complex="italic"/>
    </style:style>
    <style:style style:name="T21" style:parent-style-name="DefaultParagraphFont" style:family="text">
      <style:text-properties style:font-weight-complex="bold" style:font-style-complex="italic"/>
    </style:style>
    <style:style style:name="T22" style:parent-style-name="DefaultParagraphFont" style:family="text">
      <style:text-properties style:font-name-complex="Times New Roman" style:font-weight-complex="bold" style:font-style-complex="italic"/>
    </style:style>
    <style:style style:name="T23" style:parent-style-name="DefaultParagraphFont" style:family="text">
      <style:text-properties style:font-weight-complex="bold" style:font-style-complex="italic"/>
    </style:style>
    <style:style style:name="T24" style:parent-style-name="DefaultParagraphFont" style:family="text">
      <style:text-properties style:font-weight-complex="bold" style:font-style-complex="italic"/>
    </style:style>
    <style:style style:name="T25" style:parent-style-name="DefaultParagraphFont" style:family="text">
      <style:text-properties style:font-weight-complex="bold" style:font-style-complex="italic"/>
    </style:style>
    <style:style style:name="P26" style:parent-style-name="Standard" style:family="paragraph">
      <style:text-properties style:font-weight-complex="bold"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T27" style:parent-style-name="DefaultParagraphFont" style:family="text">
      <style:text-properties style:font-weight-complex="bold"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T28" style:parent-style-name="DefaultParagraphFont" style:family="text">
      <style:text-properties style:font-weight-complex="bold" style:font-style-complex="italic"/>
    </style:style>
    <style:style style:name="P29" style:parent-style-name="Standard" style:family="paragraph">
      <style:text-properties style:font-weight-complex="bold" style:font-style-complex="italic"/>
    </style:style>
    <style:style style:name="P30" style:parent-style-name="Standard" style:family="paragraph">
      <style:text-properties style:font-weight-complex="bold" style:font-style-complex="italic"/>
    </style:style>
    <style:style style:name="P31" style:parent-style-name="Standard" style:family="paragraph">
      <style:text-properties style:font-weight-complex="bold" style:font-style-complex="italic"/>
    </style:style>
    <style:style style:name="P32" style:parent-style-name="Standard" style:family="paragraph">
      <style:text-properties style:font-weight-complex="bold" style:font-style-complex="italic"/>
    </style:style>
    <style:style style:name="P33" style:parent-style-name="Standard" style:family="paragraph">
      <style:text-properties style:font-weight-complex="bold" style:font-style-complex="italic"/>
    </style:style>
    <style:style style:name="P34" style:parent-style-name="Standard" style:family="paragraph">
      <style:text-properties style:font-weight-complex="bold" style:font-style-complex="italic"/>
    </style:style>
    <style:style style:name="T35" style:parent-style-name="DefaultParagraphFont" style:family="text">
      <style:text-properties style:font-weight-complex="bold" style:font-style-complex="italic"/>
    </style:style>
    <style:style style:name="T36" style:parent-style-name="DefaultParagraphFont" style:family="text">
      <style:text-properties style:font-weight-complex="bold" style:font-style-complex="italic"/>
    </style:style>
    <style:style style:name="T37" style:parent-style-name="DefaultParagraphFont" style:family="text">
      <style:text-properties style:font-name-complex="Times New Roman" style:font-weight-complex="bold" style:font-style-complex="italic"/>
    </style:style>
    <style:style style:name="T38" style:parent-style-name="DefaultParagraphFont" style:family="text">
      <style:text-properties style:font-weight-complex="bold" style:font-style-complex="italic"/>
    </style:style>
    <style:style style:name="P39" style:parent-style-name="Standard" style:family="paragraph">
      <style:paragraph-properties fo:text-align="center"/>
      <style:text-properties fo:font-weight="bold" style:font-weight-asian="bold" style:font-weight-complex="bold" style:font-style-complex="italic"/>
    </style:style>
    <style:style style:name="P40" style:parent-style-name="Standard" style:family="paragraph">
      <style:paragraph-properties fo:text-align="center"/>
      <style:text-properties fo:font-weight="bold" style:font-weight-asian="bold" style:font-weight-complex="bold" style:font-style-complex="italic"/>
    </style:style>
    <style:style style:name="P41" style:parent-style-name="Standard" style:family="paragraph">
      <style:text-properties style:font-weight-complex="bold" style:font-style-complex="italic"/>
    </style:style>
    <style:style style:name="P42" style:parent-style-name="Standard" style:family="paragraph">
      <style:text-properties style:font-weight-complex="bold" style:font-style-complex="italic"/>
    </style:style>
    <style:style style:name="P43" style:parent-style-name="Standard" style:family="paragraph">
      <style:text-properties style:font-weight-complex="bold" style:font-style-complex="italic"/>
    </style:style>
    <style:style style:name="P44" style:parent-style-name="Standard" style:family="paragraph">
      <style:text-properties style:font-weight-complex="bold" style:font-style-complex="italic"/>
    </style:style>
    <style:style style:name="P45" style:parent-style-name="Standard" style:family="paragraph">
      <style:text-properties style:font-weight-complex="bold" style:font-style-complex="italic"/>
    </style:style>
    <style:style style:name="P46" style:parent-style-name="Standard" style:family="paragraph">
      <style:text-properties style:font-weight-complex="bold" style:font-style-complex="italic"/>
    </style:style>
    <style:style style:name="P47" style:parent-style-name="Standard" style:family="paragraph">
      <style:text-properties style:font-weight-complex="bold" style:font-style-complex="italic"/>
    </style:style>
    <style:style style:name="P48" style:parent-style-name="Standard" style:family="paragraph">
      <style:text-properties style:font-weight-complex="bold" style:font-style-complex="italic"/>
    </style:style>
    <style:style style:name="T49" style:parent-style-name="DefaultParagraphFont" style:family="text">
      <style:text-properties style:font-weight-complex="bold" style:font-style-complex="italic"/>
    </style:style>
    <style:style style:name="T50" style:parent-style-name="DefaultParagraphFont" style:family="text">
      <style:text-properties style:font-weight-complex="bold" style:font-style-complex="italic"/>
    </style:style>
    <style:style style:name="T51" style:parent-style-name="DefaultParagraphFont" style:family="text">
      <style:text-properties style:font-name-complex="Times New Roman" style:font-weight-complex="bold" style:font-style-complex="italic"/>
    </style:style>
    <style:style style:name="T52" style:parent-style-name="DefaultParagraphFont" style:family="text">
      <style:text-properties style:font-weight-complex="bold" style:font-style-complex="italic"/>
    </style:style>
    <style:style style:name="T53" style:parent-style-name="DefaultParagraphFont" style:family="text">
      <style:text-properties style:font-weight-complex="bold" style:font-style-complex="italic"/>
    </style:style>
    <style:style style:name="P54" style:parent-style-name="Standard" style:family="paragraph">
      <style:text-properties style:font-weight-complex="bold" style:font-style-complex="italic"/>
    </style:style>
    <style:style style:name="P55" style:parent-style-name="Standard" style:family="paragraph">
      <style:paragraph-properties fo:text-align="center"/>
      <style:text-properties fo:font-weight="bold" style:font-weight-asian="bold" style:font-weight-complex="bold" style:font-style-complex="italic"/>
    </style:style>
    <style:style style:name="P56" style:parent-style-name="Standard" style:family="paragraph">
      <style:paragraph-properties fo:text-align="center"/>
      <style:text-properties fo:font-weight="bold" style:font-weight-asian="bold" style:font-weight-complex="bold" style:font-style-complex="italic"/>
    </style:style>
    <style:style style:name="P57" style:parent-style-name="Standard" style:family="paragraph">
      <style:text-properties style:font-weight-complex="bold" style:font-style-complex="italic"/>
    </style:style>
    <style:style style:name="P58" style:parent-style-name="Standard" style:family="paragraph">
      <style:text-properties style:font-weight-complex="bold" style:font-style-complex="italic"/>
    </style:style>
    <style:style style:name="P59" style:parent-style-name="Standard" style:family="paragraph">
      <style:text-properties style:font-weight-complex="bold" style:font-style-complex="italic"/>
    </style:style>
    <style:style style:name="P60" style:parent-style-name="Standard" style:family="paragraph">
      <style:text-properties style:font-weight-complex="bold" style:font-style-complex="italic"/>
    </style:style>
    <style:style style:name="P61" style:parent-style-name="Standard" style:family="paragraph">
      <style:text-properties style:font-weight-complex="bold" style:font-style-complex="italic"/>
    </style:style>
    <style:style style:name="P62" style:parent-style-name="Standard" style:family="paragraph">
      <style:text-properties style:font-weight-complex="bold" style:font-style-complex="italic"/>
    </style:style>
    <style:style style:name="P63" style:parent-style-name="Standard" style:family="paragraph">
      <style:text-properties style:font-weight-complex="bold" style:font-style-complex="italic"/>
    </style:style>
    <style:style style:name="T64" style:parent-style-name="DefaultParagraphFont" style:family="text">
      <style:text-properties style:font-weight-complex="bold" style:font-style-complex="italic"/>
    </style:style>
    <style:style style:name="T65" style:parent-style-name="DefaultParagraphFont" style:family="text">
      <style:text-properties style:font-name-complex="Times New Roman" style:font-weight-complex="bold" style:font-style-complex="italic"/>
    </style:style>
    <style:style style:name="T66" style:parent-style-name="DefaultParagraphFont" style:family="text">
      <style:text-properties style:font-weight-complex="bold" style:font-style-complex="italic"/>
    </style:style>
    <style:style style:name="P67" style:parent-style-name="Standard" style:family="paragraph">
      <style:text-properties style:font-weight-complex="bold" style:font-style-complex="italic"/>
    </style:style>
    <style:style style:name="P68" style:parent-style-name="Standard" style:family="paragraph">
      <style:text-properties style:font-weight-complex="bold" style:font-style-complex="italic"/>
    </style:style>
    <style:style style:name="P69" style:parent-style-name="Standard" style:family="paragraph">
      <style:text-properties style:font-weight-complex="bold" style:font-style-complex="italic"/>
    </style:style>
    <style:style style:name="P70" style:parent-style-name="Standard" style:family="paragraph">
      <style:text-properties style:font-weight-complex="bold" style:font-style-complex="italic"/>
    </style:style>
    <style:style style:name="P71" style:parent-style-name="Standard" style:family="paragraph">
      <style:text-properties style:font-weight-complex="bold" style:font-style-complex="italic"/>
    </style:style>
    <style:style style:name="P72" style:parent-style-name="Standard" style:family="paragraph">
      <style:paragraph-properties fo:text-align="center"/>
      <style:text-properties fo:font-weight="bold" style:font-weight-asian="bold" style:font-weight-complex="bold" fo:font-style="italic" style:font-style-asian="italic" style:font-style-complex="italic"/>
    </style:style>
    <style:style style:name="P73" style:parent-style-name="Standard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P74" style:parent-style-name="Standard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P75" style:parent-style-name="Standard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P76" style:parent-style-name="Standard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P77" style:parent-style-name="Standard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P78" style:parent-style-name="Standard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P79" style:parent-style-name="Standard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P80" style:parent-style-name="Standard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P81" style:parent-style-name="Standard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P82" style:parent-style-name="Standard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P83" style:parent-style-name="Standard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P84" style:parent-style-name="Standard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P85" style:parent-style-name="Standard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P86" style:parent-style-name="Standard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P87" style:parent-style-name="Standard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T88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89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</office:automatic-styles>
  <office:body>
    <office:text text:use-soft-page-breaks="true">
      <text:p text:style-name="P1">Broccoli Bread</text:p>
      <text:p text:style-name="P4"><text:tab/><text:tab/>Betty Speed</text:p>
      <text:p text:style-name="Standard"/>
      <text:p text:style-name="Standard">1 package chopped frozen broccoli (box)<text:tab/><text:tab/>1 large onion, chopped</text:p>
      <text:p text:style-name="Standard">6 ounces cottage cheese<text:tab/><text:tab/><text:tab/><text:tab/>1 stick butter, melted</text:p>
      <text:p text:style-name="Standard">4 eggs, beaten<text:tab/><text:tab/><text:tab/><text:tab/><text:tab/><text:tab/>¾ teaspoon salt</text:p>
      <text:p text:style-name="Standard">1<text:s/>can Mexican corn<text:tab/><text:tab/><text:tab/><text:tab/><text:tab/>1 box Jiffy cornmeal mix</text:p>
      <text:p text:style-name="Standard"/>
      <text:p text:style-name="Standard">Mix all above ingredients except cornmeal. <text:s/>After thoroughly mixed, add cornmeal last. <text:s/>Put in greased (or sprayed) pan and bake at 450º for 25 minutes.</text:p>
      <text:p text:style-name="Standard"/>
      <text:p text:style-name="P5">Caramel-Nut Pull-Apart Bread</text:p>
      <text:p text:style-name="Standard"/>
      <text:p text:style-name="Standard">1 cup plus 2 tablespoons<text:s/>firmly packed<text:s/><text:tab/><text:tab/>1 cup chopped pecans (or walnuts)</text:p>
      <text:p text:style-name="Standard"><text:tab/>brownsugar<text:tab/><text:tab/><text:tab/><text:tab/><text:tab/>¾ cup butter, melted</text:p>
      <text:p text:style-name="Standard">3 (10-oz.) cans refrigerated cinnamon-sugar<text:tab/><text:tab/></text:p>
      <text:p text:style-name="Standard"><text:tab/>biscuits</text:p>
      <text:p text:style-name="Standard"/>
      <text:p text:style-name="Standard">Combine brown sugar and nuts in small bowl. <text:s/>Stir in butter. <text:s/>Spoon half of sugar mixture in bottom of bundt <text:s/>pan. <text:s/>Cut each biscuit in half (using kitchen scissors for quick cutting.) <text:s/>Place half of biscuit halves alternately over sugar mixture. <text:s/>Spoon remaining sugar mixture over biscuits n pan; top with remaining biscuits. <text:s/>Bake at 350º for 30-35 minutes or until<text:s/>browned. <text:s/>Turn onto a serving platter immediately, spooning on sauce left in pan. <text:s/>12 servings.</text:p>
      <text:p text:style-name="Standard"/>
      <text:p text:style-name="P6">Cheddar Apple Bread</text:p>
      <text:p text:style-name="Standard"/>
      <text:p text:style-name="Standard">2 ½ cups flour<text:tab/><text:tab/><text:tab/><text:tab/><text:tab/>¾ cup sugar</text:p>
      <text:p text:style-name="Standard">2 teaspoons baking powder<text:tab/><text:tab/><text:tab/>½ teaspoon salt</text:p>
      <text:p text:style-name="Standard">½ teaspoon cinnamon<text:tab/><text:tab/><text:tab/><text:tab/>2 eggs, beaten</text:p>
      <text:p text:style-name="Standard">¾ cup milk<text:tab/><text:tab/><text:tab/><text:tab/><text:tab/>1/3 cup<text:s/>butter, melted</text:p>
      <text:p text:style-name="Standard">2 cups (8-oz.) Sharp Cheddar cheese<text:tab/><text:tab/>1 ½ cups chopped peeled apples</text:p>
      <text:p text:style-name="Standard">¾ cup nuts, chopped</text:p>
      <text:p text:style-name="Standard"/>
      <text:p text:style-name="Standard">Combine dry ingredients. <text:s/>Combine eggs, milk and butter. <text:s/>Add wet ingredients to dry ingredients; mix well. <text:s/>Stir in remaining ingredients. <text:s/>Spoon into<text:s/>well-greased and floured 9x5" loaf pan. <text:s/>Bake at 350º for 65-70 minutes or until wooden stick inserted in center comes out clean. <text:s/>Let stand 5 minutes; remove from pan. <text:s/>Makes 1 loaf.</text:p>
      <text:p text:style-name="Standard"/>
      <text:p text:style-name="P7">Martha White's Quick Cheese Bread</text:p>
      <text:p text:style-name="Standard"/>
      <text:p text:style-name="Standard">2 eggs<text:tab/><text:tab/><text:tab/><text:tab/><text:tab/><text:tab/><text:tab/>¾ cup water</text:p>
      <text:p text:style-name="Standard">2 (5<text:s/>½<text:s/>-oz.) packages BixMix<text:tab/><text:tab/><text:tab/>2 teaspoons dry mustard</text:p>
      <text:p text:style-name="Standard">1 ½ cups sharp cheddar cheese, grated<text:tab/><text:tab/>2 tablespoons butter</text:p>
      <text:p text:style-name="Standard"/>
      <text:p text:style-name="Standard">Heat oven to 350º. <text:s/>Grease an 8 1/2" x 4 1/2" <text:s/>x 2 1/2 " loaf pan. <text:s/>Beat eggs in a large bowl. <text:s/>Stir in water. <text:s/>Add BixMix and beat. <text:s/>Add mustard and<text:s/>1 cup cheese. <text:s/>Mix thoroughly. <text:s/>Turn batter into pan. <text:s/>Sprinkle with remaining cheese and dot with butter. <text:s/>Bake for 45 minutes. <text:s/>Remove and cool on rack before slicing.</text:p>
      <text:p text:style-name="Standard">Serving Suggestion: <text:s/>Serve sliced, buttered and toasted with a green salad, soup or chili. <text:s/>Also makes delicious croutons.</text:p>
      <text:p text:style-name="P8"/>
      <text:p text:style-name="P9"/>
      <text:p text:style-name="P10">Lemon Bread</text:p>
      <text:p text:style-name="Standard"/>
      <text:p text:style-name="Standard">1 ½ cups sifted flour<text:tab/><text:tab/><text:tab/><text:tab/><text:tab/>1 teaspoon bakings soda</text:p>
      <text:p text:style-name="Standard">1 teaspoon salt<text:tab/><text:tab/><text:tab/><text:tab/><text:tab/>1/3 cup butter, melted</text:p>
      <text:p text:style-name="Standard">1 cup sugar<text:tab/><text:tab/><text:tab/><text:tab/><text:tab/><text:tab/>2 eggs, beaten</text:p>
      <text:p text:style-name="Standard">¼ teaspoon almond extract<text:tab/><text:tab/><text:tab/><text:tab/>¼ cup milk</text:p>
      <text:p text:style-name="Standard">1 teaspoon grated lemon rind<text:tab/><text:tab/><text:tab/><text:tab/>½ cup chopped walnuts (or pecans)</text:p>
      <text:p text:style-name="Standard"/>
      <text:p text:style-name="Standard">Stir together flour, soda and salt; set aside. <text:s/>Combine in a mixing bowl butter and sugar; beat well. <text:s/>Add eggs and almond extract; beat until light and fluffy. <text:s/>Add dry ingredients, alternating with milk. <text:s/>Fold in lemon rind<text:s/>and nuts. <text:s/>Pour into a greased 9x5x3" loaf pan. <text:s/>Bake at 325º about 1 hour or until done. <text:s/>(Test: <text:s/>wooden stick or toothpick in center of loaf.)</text:p>
      <text:p text:style-name="Standard"/>
      <text:p text:style-name="P11">Pumpkin Bread</text:p>
      <text:p text:style-name="P12"><text:tab/><text:tab/>Pat Cliggett</text:p>
      <text:p text:style-name="P13"/>
      <text:p text:style-name="Standard">4 eggs<text:tab/><text:tab/><text:tab/><text:tab/><text:tab/><text:tab/><text:tab/>3 cups sugar</text:p>
      <text:p text:style-name="Standard">1 cup salad oil (canola)<text:tab/><text:tab/><text:tab/><text:tab/>1 teaspoon cinnamon</text:p>
      <text:p text:style-name="Standard">1 ½ teaspoons nutmeg<text:tab/><text:tab/><text:tab/><text:tab/>1 ½ teaspoons salt</text:p>
      <text:p text:style-name="Standard">2/3 cup water<text:tab/><text:tab/><text:tab/><text:tab/><text:tab/><text:tab/>1 ½ teaspoons bakng soda</text:p>
      <text:p text:style-name="Standard">1 cup canned pumpkin<text:tab/><text:tab/><text:tab/><text:tab/>1 teaspoon vanilla</text:p>
      <text:p text:style-name="Standard">3 cups flour<text:tab/><text:tab/><text:tab/><text:tab/><text:tab/><text:tab/>2/3 cups nuts, pecans or walnuts (optional)</text:p>
      <text:p text:style-name="Standard"/>
      <text:p text:style-name="Standard">Mix well eggs, sugar, oil, nutmeg, cinnamon and salt. Add water,<text:s/>pumpkin, baking soda, vanilla, flour and nuts. <text:s/>Beat thoroughly with mixer. <text:s/>Pour into 3 greased and floured loaf pans or 3 tall, tin coffee cans. <text:s/>Bake 1 hour at 350º. <text:s/>Let cool few minutes and then turn out of pans. <text:s/>This freezes well.</text:p>
      <text:p text:style-name="P14"/>
      <text:p text:style-name="P15">Cream Puffs</text:p>
      <text:p text:style-name="P16">Jean<text:s/>Hill</text:p>
      <text:p text:style-name="P17"/>
      <text:p text:style-name="P18">¾ cup water<text:tab/><text:tab/><text:tab/><text:tab/><text:tab/><text:tab/>¼ cup butter</text:p>
      <text:p text:style-name="P19">1 cup Bisquick<text:tab/><text:tab/><text:tab/><text:tab/><text:tab/>4 eggs</text:p>
      <text:p text:style-name="P20"/>
      <text:p text:style-name="Standard"><text:span text:style-name="T21">Heat oven to 400</text:span><text:span text:style-name="T22">°</text:span><text:span text:style-name="T23">. <text:s/>Heat water and butter to rolling boil in 3 quart saucepan. <text:s/>Add baking mix all at once. <text:s/>Stir vigorously over low heat until mixture forms a ball, about 1 ½ minutes. <text:s/>Remove</text:span><text:span text:style-name="T24"><text:s/>from heat. <text:s/>Beat in eggs, one at a time; continue beating until smooth. <text:s/>Drop dough by 12 rounded tablespoonsfuls 2 inches apart onto ungreased cookie sheet. <text:s/>Bake until light brown, 25-30 minutes. <text:s/>Cool away from draft. <text:s/>Cut off tops and put out any fila</text:span><text:span text:style-name="T25">ments of soft dough. <text:s/>Fill with Peachy Cream Filling; replace tops. <text:s/>Brush with peach preserves; sprinklw with sliced toasted almonds*. <text:s/>Refrigerate.</text:span></text:p>
      <text:p text:style-name="P26"/>
      <text:p text:style-name="Standard"><text:span text:style-name="T27">Peachy Cream Filling</text:span><text:span text:style-name="T28">:</text:span></text:p>
      <text:p text:style-name="P29"/>
      <text:p text:style-name="P30">2 cups dairy sour cream<text:tab/><text:tab/><text:tab/><text:tab/>2 cups milk</text:p>
      <text:p text:style-name="P31">2 packages (3 ½-oz. Each) vanilla instant pudding<text:tab/>1 teaspoon almond flavoring (scant)</text:p>
      <text:p text:style-name="P32">1 can (16-oz.) sliced peaches, drained and chopped</text:p>
      <text:p text:style-name="P33"/>
      <text:p text:style-name="P34">Beat sour cream and milk with hand beater until smooth. <text:s/>Beat in pudding (dry) and almond flavoring until slightly thick, about 2 minutes. <text:s/>Stir in peaches.</text:p>
      <text:p text:style-name="Standard"><text:span text:style-name="T35">*To<text:s/></text:span><text:span text:style-name="T36">toast almonds, heat oven to 350</text:span><text:span text:style-name="T37">°</text:span><text:span text:style-name="T38">. <text:s/>Bake on ungreased cookie sheet, sitrring occasionally, until golden brown, about 8-10 minutes. <text:s/>Don’t let get too brown; they will burn easily.</text:span></text:p>
      <text:p text:style-name="P39">Zucchini Bread #1</text:p>
      <text:p text:style-name="P40"/>
      <text:p text:style-name="P41">2 cups sugar<text:tab/><text:tab/><text:tab/><text:tab/><text:tab/><text:tab/>1 cup vegetable oil</text:p>
      <text:p text:style-name="P42">3 eggs<text:tab/><text:tab/><text:tab/><text:tab/><text:tab/><text:tab/><text:tab/>3 cups<text:s/>shredded fresh zucchini (2-3 zucchinis)</text:p>
      <text:p text:style-name="P43">1 teaspoon vanilla flavoring<text:tab/><text:tab/><text:tab/><text:tab/>3 cups plain flour</text:p>
      <text:p text:style-name="P44">¼ teaspoon baking powder<text:tab/><text:tab/><text:tab/><text:tab/>1 teaspoon baking soda</text:p>
      <text:p text:style-name="P45">½ teaspoon salt<text:tab/><text:tab/><text:tab/><text:tab/><text:tab/>1 teaspoon cinnamon</text:p>
      <text:p text:style-name="P46">1 teaspoon ginger<text:tab/><text:tab/><text:tab/><text:tab/><text:tab/>1 teaspoon cloves</text:p>
      <text:p text:style-name="P47">1 cup chopped pecans</text:p>
      <text:p text:style-name="P48"/>
      <text:p text:style-name="Standard"><text:span text:style-name="T49">Mix sugar, o</text:span><text:span text:style-name="T50">il, eggs, zucchini and vanilla. <text:s/>Mix all other ingredients, except nuts, together and add gradually to zucchini mixture. <text:s/>Add nuts. <text:s/>Bake in 1 Bundt pan or 2 loaf pans at 325</text:span><text:span text:style-name="T51">°</text:span><text:span text:style-name="T52">. Loaf pans could be done in 50 minutes (this depends on your oven). <text:s text:c="2"/>Bread is b</text:span><text:span text:style-name="T53">etter the day after baking or it can be frozen and eaten later.</text:span></text:p>
      <text:p text:style-name="P54"/>
      <text:p text:style-name="P55">Zucchini Nut Bread #2</text:p>
      <text:p text:style-name="P56"/>
      <text:p text:style-name="P57">3 eggs<text:tab/><text:tab/><text:tab/><text:tab/><text:tab/><text:tab/><text:tab/>1 cup oil</text:p>
      <text:p text:style-name="P58">2 ½ cups sugar<text:tab/><text:tab/><text:tab/><text:tab/><text:tab/>2 cups zucchini, peeled and grated</text:p>
      <text:p text:style-name="P59">3 teaspooons vanilla<text:tab/><text:tab/><text:tab/><text:tab/><text:tab/>3 cups flour</text:p>
      <text:p text:style-name="P60">1 teaspoon salt<text:tab/><text:tab/><text:tab/><text:tab/><text:tab/>1 teaspoon soda</text:p>
      <text:p text:style-name="P61">1 teaspoon baking<text:s/>powder<text:tab/><text:tab/><text:tab/><text:tab/>3 teaspoons cinnamon</text:p>
      <text:p text:style-name="P62">½ cup chopped nuts</text:p>
      <text:p text:style-name="P63"/>
      <text:p text:style-name="Standard"><text:span text:style-name="T64">Beat eggs; add oil, sugar, zucchini and vanilla. <text:s/>Mix lightly, but well. <text:s/>Add other ingredients. <text:s/>Beat well. <text:s/>Bake in greased and floured loaf pans at 325</text:span><text:span text:style-name="T65">°</text:span><text:span text:style-name="T66"><text:s/>for 1 hours. Yields 2 loaves. <text:s/>Freezes nicely.</text:span></text:p>
      <text:p text:style-name="P67"/>
      <text:p text:style-name="P68"/>
      <text:p text:style-name="P69"/>
      <text:p text:style-name="P70"/>
      <text:p text:style-name="P71"/>
      <text:p text:style-name="P72">Beatitudes for Children</text:p>
      <text:p text:style-name="P73"/>
      <text:p text:style-name="P74">Blessed is the child who has someone who believes in him, to whom he can carry his problems unafraid.</text:p>
      <text:p text:style-name="P75"/>
      <text:p text:style-name="P76">Blessed is the child who is allowed to pursue his curiosit into every worthwhile field of information.</text:p>
      <text:p text:style-name="P77"/>
      <text:p text:style-name="P78">Blessed is the child<text:s/>who has someone who understands that childhood griefs are real and call for understanding and sympathy.</text:p>
      <text:p text:style-name="P79"/>
      <text:p text:style-name="P80">Blessed is the child who has about him those who believe in his divinity and not his depravity.</text:p>
      <text:p text:style-name="P81"/>
      <text:p text:style-name="P82">Blessed is the child whose love of the true, the beautiful and the good has been nourished through the years.</text:p>
      <text:p text:style-name="P83"/>
      <text:p text:style-name="P84">Blessed is the child whose innate imagination has been turned into channels of creative effort.</text:p>
      <text:p text:style-name="P85"/>
      <text:p text:style-name="P86">Blessed is the child whose efforts to achieve have been found encouragement and commendation.</text:p>
      <text:p text:style-name="P87"/>
      <text:p text:style-name="Standard"><text:span text:style-name="T88">Blesse</text:span><text:span text:style-name="T89">d is the child who has learned freedom from selfishness through responsibility with others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02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ja" style:country-asian="JP" style:language-complex="fa" style:country-complex="IR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eader" style:display-name="Header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73in" fo:page-height="11.692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Header" style:family="paragraph">
      <style:paragraph-properties fo:text-align="end"/>
    </style:style>
    <style:style style:name="P3" style:parent-style-name="Footer" style:family="paragraph">
      <style:paragraph-properties fo:text-align="end"/>
    </style:style>
  </office:automatic-styles>
  <office:master-styles>
    <style:master-page style:name="MP0" style:page-layout-name="PL0">
      <style:header>
        <text:p text:style-name="P2">Bread - Miscellaneous Breads</text:p>
      </style:header>
      <style:footer>
        <text:p text:style-name="P3"><text:page-number text:fixed="false">61</text:page-number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Lou</meta:initial-creator>
    <dc:creator>Sam Windham</dc:creator>
    <meta:creation-date>2009-04-16T11:32:00Z</meta:creation-date>
    <dc:date>2015-08-21T23:33:00Z</dc:date>
    <meta:print-date>2013-12-22T16:36:00Z</meta:print-date>
    <meta:template xlink:href="Normal" xlink:type="simple"/>
    <meta:editing-cycles>17</meta:editing-cycles>
    <meta:editing-duration>PT5100S</meta:editing-duration>
    <meta:user-defined meta:name="Info 1"/>
    <meta:user-defined meta:name="Info 2"/>
    <meta:user-defined meta:name="Info 3"/>
    <meta:user-defined meta:name="Info 4"/>
    <meta:document-statistic meta:page-count="1" meta:paragraph-count="13" meta:word-count="994" meta:character-count="6653" meta:row-count="47" meta:non-whitespace-character-count="5672"/>
  </office:meta>
</office:document-meta>
</file>